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d0f5c" officeooo:paragraph-rsid="001d0f5c" style:font-weight-asian="bold" style:font-weight-complex="bold"/>
    </style:style>
    <style:style style:name="P4" style:family="paragraph" style:parent-style-name="Standard">
      <style:text-properties fo:font-weight="bold" officeooo:rsid="001d0f5c" officeooo:paragraph-rsid="001e9d8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d0f5c" officeooo:paragraph-rsid="001e9d8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d0f5c" officeooo:paragraph-rsid="001d0f5c" style:font-weight-asian="bold" style:font-weight-complex="bold"/>
    </style:style>
    <style:style style:name="P7" style:family="paragraph" style:parent-style-name="Standard">
      <style:text-properties fo:font-weight="bold" officeooo:rsid="0026054e" officeooo:paragraph-rsid="00275cf6" style:font-weight-asian="bold" style:font-weight-complex="bold"/>
    </style:style>
    <style:style style:name="P8" style:family="paragraph" style:parent-style-name="Standard">
      <style:text-properties fo:font-weight="bold" officeooo:rsid="00275cf6" officeooo:paragraph-rsid="00275cf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7f6e3" officeooo:paragraph-rsid="0027f6e3" style:font-weight-asian="bold" style:font-weight-complex="bold"/>
    </style:style>
    <style:style style:name="P10" style:family="paragraph" style:parent-style-name="Standard">
      <style:text-properties fo:font-weight="bold" officeooo:paragraph-rsid="00275cf6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normal" officeooo:rsid="001d0f5c" officeooo:paragraph-rsid="001e9d84" style:font-weight-asian="normal" style:font-weight-complex="normal"/>
    </style:style>
    <style:style style:name="P13" style:family="paragraph" style:parent-style-name="Standard">
      <style:text-properties officeooo:rsid="001d0f5c" officeooo:paragraph-rsid="001d0f5c"/>
    </style:style>
    <style:style style:name="P14" style:family="paragraph" style:parent-style-name="Standard" style:list-style-name="L1">
      <style:text-properties fo:font-weight="normal" style:font-weight-asian="normal" style:font-weight-complex="normal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bold" officeooo:paragraph-rsid="00275cf6"/>
    </style:style>
    <style:style style:name="P17" style:family="paragraph" style:parent-style-name="Standard" style:list-style-name="L4">
      <style:text-properties fo:font-weight="bold" officeooo:rsid="00275cf6" officeooo:paragraph-rsid="00275cf6" style:font-weight-asian="bold" style:font-weight-complex="bold"/>
    </style:style>
    <style:style style:name="P18" style:family="paragraph" style:parent-style-name="Standard" style:list-style-name="L5">
      <style:text-properties fo:font-weight="bold" officeooo:rsid="00275cf6" officeooo:paragraph-rsid="00275cf6" style:font-weight-asian="bold" style:font-weight-complex="bold"/>
    </style:style>
    <style:style style:name="P19" style:family="paragraph" style:parent-style-name="Standard" style:list-style-name="L7">
      <style:text-properties fo:font-weight="bold" officeooo:rsid="0026054e" officeooo:paragraph-rsid="00275cf6" style:font-weight-asian="bold" style:font-weight-complex="bold"/>
    </style:style>
    <style:style style:name="P20" style:family="paragraph" style:parent-style-name="Standard" style:list-style-name="L8">
      <style:text-properties fo:font-weight="bold" officeooo:rsid="0026054e" officeooo:paragraph-rsid="00275cf6" style:font-weight-asian="bold" style:font-weight-complex="bold"/>
    </style:style>
    <style:style style:name="P21" style:family="paragraph" style:parent-style-name="Standard">
      <style:text-properties fo:font-weight="bold" officeooo:rsid="001d0f5c" officeooo:paragraph-rsid="001e9d84" style:font-weight-asian="bold" style:font-weight-complex="bold"/>
    </style:style>
    <style:style style:name="P22" style:family="paragraph" style:parent-style-name="Standard" style:list-style-name="L6">
      <style:text-properties officeooo:paragraph-rsid="00275cf6"/>
    </style:style>
    <style:style style:name="P23" style:family="paragraph" style:parent-style-name="Standard">
      <style:text-properties officeooo:rsid="003055f6" officeooo:paragraph-rsid="003055f6"/>
    </style:style>
    <style:style style:name="P24" style:family="paragraph" style:parent-style-name="Standard">
      <style:text-properties officeooo:rsid="001d0f5c" officeooo:paragraph-rsid="001d0f5c"/>
    </style:style>
    <style:style style:name="T1" style:family="text">
      <style:text-properties officeooo:rsid="001cd8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9d84" style:font-weight-asian="bold" style:font-weight-complex="bold"/>
    </style:style>
    <style:style style:name="T4" style:family="text">
      <style:text-properties fo:font-weight="bold" officeooo:rsid="0024b6a9" style:font-weight-asian="bold" style:font-weight-complex="bold"/>
    </style:style>
    <style:style style:name="T5" style:family="text">
      <style:text-properties fo:font-weight="bold" officeooo:rsid="00275cf6" style:font-weight-asian="bold" style:font-weight-complex="bold"/>
    </style:style>
    <style:style style:name="T6" style:family="text">
      <style:text-properties fo:font-weight="bold" officeooo:rsid="0026054e" style:font-weight-asian="bold" style:font-weight-complex="bold"/>
    </style:style>
    <style:style style:name="T7" style:family="text">
      <style:text-properties fo:font-weight="bold" officeooo:rsid="002956ac" style:font-weight-asian="bold" style:font-weight-complex="bold"/>
    </style:style>
    <style:style style:name="T8" style:family="text">
      <style:text-properties fo:font-weight="bold" officeooo:rsid="0031df52" style:font-weight-asian="bold" style:font-weight-complex="bold"/>
    </style:style>
    <style:style style:name="T9" style:family="text">
      <style:text-properties officeooo:rsid="001e9d84"/>
    </style:style>
    <style:style style:name="T10" style:family="text">
      <style:text-properties officeooo:rsid="0024b6a9"/>
    </style:style>
    <style:style style:name="T11" style:family="text">
      <style:text-properties officeooo:rsid="00250c4e" style:font-weight-asian="bold" style:font-weight-complex="bold"/>
    </style:style>
    <style:style style:name="T12" style:family="text">
      <style:text-properties officeooo:rsid="0026054e" style:font-weight-asian="bold" style:font-weight-complex="bold"/>
    </style:style>
    <style:style style:name="T13" style:family="text">
      <style:text-properties officeooo:rsid="00275cf6" style:font-weight-asian="bold" style:font-weight-complex="bold"/>
    </style:style>
    <style:style style:name="T14" style:family="text">
      <style:text-properties officeooo:rsid="00275cf6"/>
    </style:style>
    <style:style style:name="T15" style:family="text">
      <style:text-properties officeooo:rsid="002956ac"/>
    </style:style>
    <style:style style:name="T16" style:family="text">
      <style:text-properties officeooo:rsid="0031df5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дание 1.</text:p>
      <text:p text:style-name="P2">Бизнес-требования. Моделирование бизнес-процесса с использованием </text:p>
      <text:p text:style-name="P2">BPMN</text:p>
      <text:p text:style-name="P1"/>
      <text:p text:style-name="P1">Порядок выполнения работы </text:p>
      <text:p text:style-name="P1"/>
      <text:p text:style-name="P11">В соответствии с индивидуальным вариантом:</text:p>
      <text:list xml:id="list445418427" text:style-name="L1">
        <text:list-item>
          <text:p text:style-name="P14">Сформулировать хотя бы одно бизнес-требование.</text:p>
        </text:list-item>
        <text:list-item>
          <text:p text:style-name="P14">Смоделировать бизнес-процесс с использованием BPMN. На BPMN-диаграмме обязательно должны присутствовать хотя бы два ветвления и два события.</text:p>
        </text:list-item>
      </text:list>
      <text:p text:style-name="P1"/>
      <text:p text:style-name="P1">Содержание отчета</text:p>
      <text:p text:style-name="P1"/>
      <text:list xml:id="list2281218257" text:style-name="L2">
        <text:list-item>
          <text:p text:style-name="P15">Титульный лист.</text:p>
        </text:list-item>
        <text:list-item>
          <text:p text:style-name="P15">Описание индивидуального задания: тема, краткое описание моделируемого бизнес-</text:p>
        </text:list-item>
        <text:list-item>
          <text:p text:style-name="P15">процесса.</text:p>
        </text:list-item>
        <text:list-item>
          <text:p text:style-name="P15">Сформулированные бизнес-требования.</text:p>
        </text:list-item>
        <text:list-item>
          <text:p text:style-name="P15">Краткое описание используемых элементов BPMN.</text:p>
        </text:list-item>
        <text:list-item>
          <text:p text:style-name="P15">Подготовленная BPMN-диаграмма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>Описание индивидуального задания</text:p>
      <text:p text:style-name="P9"/>
      <text:p text:style-name="P1"><text:span text:style-name="T1">Вариант 2. </text:span>Анализ логистической системы сортировки грузов.</text:p>
      <text:p text:style-name="P1">Краткое описание бизнес-процесса:</text:p>
      <text:p text:style-name="Standard">Оператор регистрирует в системе грузы (вводит данные о грузе). Затем каждый груз </text:p>
      <text:p text:style-name="Standard">назначается на машину с расчетом времени ее отправки: ближайшее по расписанию </text:p>
      <text:p text:style-name="Standard">время на выбранный маршрут.</text:p>
      <text:p text:style-name="P1">Архитектурная концепция:</text:p>
      <text:p text:style-name="Standard">Расписание ведется в отдельном сервисе. Назначение машины рассылается на </text:p>
      <text:p text:style-name="Standard">электронную почту водителям.</text:p>
      <text:p text:style-name="P1">Примерный список атрибутов:</text:p>
      <text:p text:style-name="Standard">Груз: габариты, вес, наименование.</text:p>
      <text:p text:style-name="Standard">Машина: номер, водитель, дата отправки, список пунктов назначения.</text:p>
      <text:p text:style-name="Standard">Водитель: ФИО, адрес электронной почты.</text:p>
      <text:p text:style-name="Standard"/>
      <text:p text:style-name="Standard"/>
      <text:p text:style-name="P6">Бизнес требования <text:span text:style-name="T9">к ИС</text:span></text:p>
      <text:p text:style-name="P3"/>
      <text:p text:style-name="P13"><text:span text:style-name="T2"/></text:p>
      <text:p text:style-name="P23"><text:span text:style-name="T2">Сокращение времени сортировки груза.</text:span></text:p>
      <text:p text:style-name="P4"><text:span text:style-name="T16">Формирование о</text:span>тчет<text:span text:style-name="T16">ов</text:span> о выполненных маршрута<text:span text:style-name="T16">х</text:span>.</text:p>
      <text:p text:style-name="P12"/>
      <text:p text:style-name="P5">Краткое описание используемых элементов BPMN</text:p>
      <text:p text:style-name="P4"/>
      <text:p text:style-name="P10"><text:span text:style-name="T11">Роли</text:span><text:span text:style-name="T13">:</text:span><text:span text:style-name="T11"> </text:span></text:p>
      <text:list xml:id="list6937075" text:style-name="L3">
        <text:list-item>
          <text:p text:style-name="P16"><text:span text:style-name="T12">П</text:span><text:span text:style-name="T11">ерсонал, разделяется на </text:span><text:span text:style-name="T13">о</text:span><text:span text:style-name="T11">ператора и </text:span><text:span text:style-name="T13">в</text:span><text:span text:style-name="T11">одителя, </text:span></text:p>
        </text:list-item>
        <text:list-item>
          <text:p text:style-name="P16"><text:soft-page-break/><text:span text:style-name="T13">к</text:span><text:span text:style-name="T11">лиент, </text:span></text:p>
        </text:list-item>
        <text:list-item>
          <text:p text:style-name="P16"><text:span text:style-name="T13">с</text:span><text:span text:style-name="T11">ервис анализа, </text:span></text:p>
        </text:list-item>
        <text:list-item>
          <text:p text:style-name="P16"><text:span text:style-name="T13">с</text:span><text:span text:style-name="T11">ервис расписания, </text:span></text:p>
        </text:list-item>
        <text:list-item>
          <text:p text:style-name="P16"><text:span text:style-name="T13">б</text:span><text:span text:style-name="T11">аза данных.</text:span></text:p>
        </text:list-item>
      </text:list>
      <text:p text:style-name="P8">Задачи: </text:p>
      <text:list xml:id="list3896335266" text:style-name="L4">
        <text:list-item>
          <text:p text:style-name="P17">пользовательские, </text:p>
        </text:list-item>
        <text:list-item>
          <text:p text:style-name="P17">сервисные, </text:p>
        </text:list-item>
        <text:list-item>
          <text:p text:style-name="P17">ручные.</text:p>
        </text:list-item>
      </text:list>
      <text:p text:style-name="P8">Шлюзы: </text:p>
      <text:list xml:id="list3604580304" text:style-name="L5">
        <text:list-item>
          <text:p text:style-name="P18">«Или», </text:p>
        </text:list-item>
        <text:list-item>
          <text:p text:style-name="P18">«И». </text:p>
        </text:list-item>
      </text:list>
      <text:p text:style-name="P7">События: </text:p>
      <text:list xml:id="list1562323175" text:style-name="L6">
        <text:list-item>
          <text:p text:style-name="P22"><text:span text:style-name="T5">н</text:span><text:span text:style-name="T6">ачальное — передача груза клиентом, </text:span></text:p>
        </text:list-item>
      </text:list>
      <text:list xml:id="list513000946" text:style-name="L7">
        <text:list-item>
          <text:p text:style-name="P19"><text:span text:style-name="T14">к</text:span>онечное — окончание 1 цикла сортировки,</text:p>
        </text:list-item>
        <text:list-item>
          <text:p text:style-name="P19"><text:span text:style-name="T14">п</text:span>ромежуточное — отправка сообщения на электронную почту, <text:span text:style-name="T14">отзыв клиента.</text:span></text:p>
        </text:list-item>
      </text:list>
      <text:p text:style-name="P7"><text:span text:style-name="T14">Данные:</text:span> </text:p>
      <text:list xml:id="list627347954" text:style-name="L8">
        <text:list-item>
          <text:p text:style-name="P20">элемент базы данных, </text:p>
        </text:list-item>
        <text:list-item>
          <text:p text:style-name="P20">объекты данных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23:10:47.706139814</meta:creation-date>
    <dc:date>2023-12-20T21:36:55.271680774</dc:date>
    <meta:editing-duration>PT6H9M31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220" meta:character-count="1713" meta:non-whitespace-character-count="1544"/>
  </office:meta>
</office:document-meta>
</file>